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6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65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font-style="normal" fo:text-shadow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center" fo:text-indent="0cm" style:text-autospace="none"/>
      <style:text-properties fo:font-size="3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8" style:family="paragraph">
      <style:paragraph-properties fo:text-align="center" style:text-autospace="none"/>
      <style:text-properties fo:font-size="36pt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2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P13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2" fo:font-size="36pt" fo:text-shadow="1pt 1pt" fo:font-weight="normal" style:font-name-asian="Segoe UI2" style:font-size-asian="36pt" style:font-weight-asian="normal" style:font-name-complex="Segoe UI2" style:font-size-complex="36pt" style:font-weight-complex="normal"/>
    </style:style>
    <style:style style:name="P14" style:family="paragraph">
      <style:paragraph-properties fo:text-align="center" style:text-autospace="none"/>
      <style:text-properties fo:font-size="8.5pt"/>
    </style:style>
    <style:style style:name="P15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2" fo:font-size="8.5pt" fo:text-shadow="1pt 1pt" fo:font-weight="normal" style:font-name-asian="Segoe UI2" style:font-size-asian="8.5pt" style:font-weight-asian="normal" style:font-name-complex="Segoe UI2" style:font-size-complex="8.5pt" style:font-weight-complex="normal"/>
    </style:style>
    <style:style style:name="P16" style:family="paragraph">
      <style:paragraph-properties fo:margin-left="1.27cm" fo:margin-right="0cm" fo:margin-top="0cm" fo:margin-bottom="0cm" fo:text-align="center" fo:text-indent="-1.27cm" style:text-autospace="none"/>
      <style:text-properties fo:font-size="8.5pt"/>
    </style:style>
    <style:style style:name="P17" style:family="paragraph">
      <style:paragraph-properties fo:margin-left="0cm" fo:margin-right="0cm" fo:margin-top="0cm" fo:margin-bottom="0cm" fo:text-indent="0cm" style:text-autospace="none"/>
      <style:text-properties fo:font-size="8.5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2" style:font-size-asian="28pt" style:font-style-asian="normal" style:font-weight-asian="normal" style:font-name-complex="Segoe UI2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2" style:font-size-asian="32pt" style:font-style-asian="normal" style:font-weight-asian="bold" style:font-name-complex="Segoe UI2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1pt 1pt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638cm" svg:height="3.063cm" svg:x="1.64cm" svg:y="0.574cm">
          <draw:text-box>
            <text:p text:style-name="P1"><text:span text:style-name="T1">HYMN #566</text:span></text:p>
            <text:p text:style-name="P1"><text:span text:style-name="T2">“</text:span><text:span text:style-name="T2">By Grace I'm Save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892cm" svg:height="7.914cm" svg:x="1.524cm" svg:y="0.558cm">
          <draw:text-box>
            <text:p text:style-name="P4"><text:span text:style-name="T3">1. </text:span><text:span text:style-name="T4">By grace I’m saved,</text:span></text:p>
            <text:p text:style-name="P4"><text:span text:style-name="T4">grace free and boundless;</text:span><text:span text:style-name="T4"><text:line-break/></text:span><text:span text:style-name="T4">My soul, believe and doubt it not.</text:span><text:span text:style-name="T4"><text:line-break/></text:span><text:span text:style-name="T4">Why stagger at this word of promis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7" draw:layer="layout" svg:width="24.638cm" svg:height="5.321cm" svg:x="1.778cm" svg:y="0.508cm">
          <draw:text-box>
            <text:p text:style-name="P6"><text:span text:style-name="T4">Has Scripture ever falsehood taught? </text:span></text:p>
            <text:p text:style-name="P6"><text:span text:style-name="T4">No! Then this word must true remain:</text:span><text:span text:style-name="T4"><text:line-break/></text:span><text:span text:style-name="T4">By grace you too will life obt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5" draw:text-style-name="P9" draw:layer="layout" svg:width="25.146cm" svg:height="7.112cm" svg:x="1.524cm" svg:y="0.508cm">
          <draw:text-box>
            <text:p text:style-name="P8"><text:span text:style-name="T5">2. </text:span><text:span text:style-name="T6">By grace!</text:span></text:p>
            <text:p text:style-name="P8"><text:span text:style-name="T6">None dare lay claim to merit;</text:span><text:span text:style-name="T6"><text:line-break/></text:span><text:span text:style-name="T6">Our works and conduct have no worth.</text:span><text:span text:style-name="T6"><text:line-break/></text:span><text:span text:style-name="T6">God in His love sent our Redeemer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6" draw:text-style-name="P9" draw:layer="layout" svg:width="24.638cm" svg:height="5.842cm" svg:x="1.547cm" svg:y="0.478cm">
          <draw:text-box>
            <text:p text:style-name="P8"><text:span text:style-name="T6">Christ Jesus, to this sinful earth;</text:span></text:p>
            <text:p text:style-name="P8"><text:span text:style-name="T6">His death did for our sins atone,</text:span><text:span text:style-name="T6"><text:line-break/></text:span><text:span text:style-name="T6">And we are saved by grace al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7" draw:text-style-name="P12" draw:layer="layout" svg:width="24.638cm" svg:height="7.011cm" svg:x="1.778cm" svg:y="0.355cm">
          <draw:text-box>
            <text:p text:style-name="P11"><text:span text:style-name="T5">3. </text:span><text:span text:style-name="T6">By grace God’s Son, our only Savior,</text:span></text:p>
            <text:p text:style-name="P11"><text:span text:style-name="T6">Came down to earth to bear our sin.</text:span></text:p>
            <text:p text:style-name="P11"><text:span text:style-name="T6">Was it because of your own merit</text:span></text:p>
            <text:p text:style-name="P11"><text:span text:style-name="T6">That Jesus died your soul to win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4" draw:text-style-name="P13" draw:layer="layout" svg:width="24.892cm" svg:height="5.321cm" svg:x="1.524cm" svg:y="0.521cm">
          <draw:text-box>
            <text:p text:style-name="P11"><text:span text:style-name="T6">No, it was grace, and grace alone,</text:span></text:p>
            <text:p text:style-name="P11"><text:span text:style-name="T6">That brought Him from</text:span></text:p>
            <text:p text:style-name="P11"><text:span text:style-name="T6">His heav’nly thr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8" draw:text-style-name="P12" draw:layer="layout" svg:width="24.429cm" svg:height="8.701cm" svg:x="1.779cm" svg:y="0.599cm">
          <draw:text-box>
            <text:p text:style-name="P8"><text:span text:style-name="T5">4. </text:span><text:span text:style-name="T6">By grace!</text:span></text:p>
            <text:p text:style-name="P8"><text:span text:style-name="T6">This ground of faith is certain;</text:span><text:span text:style-name="T6"><text:line-break/></text:span><text:span text:style-name="T6">As long as God is true, it stands.</text:span><text:span text:style-name="T6"><text:line-break/></text:span><text:span text:style-name="T6">What saints have penned by inspiration,</text:span><text:span text:style-name="T6"><text:line-break/></text:span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4" draw:text-style-name="P15" draw:layer="layout" svg:width="25.4cm" svg:height="5.321cm" svg:x="1.27cm" svg:y="0.521cm">
          <draw:text-box>
            <text:p text:style-name="P14"><text:span text:style-name="T7"><text:s/></text:span><text:span text:style-name="T6">What in His Word our God commands, </text:span><text:span text:style-name="T7"><text:s text:c="3"/></text:span></text:p>
            <text:p text:style-name="P14"><text:span text:style-name="T6">Our faith in what our God has done</text:span><text:span text:style-name="T6"><text:line-break/></text:span><text:span text:style-name="T6">Depends on grace-grace through His S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Hymn_25_20template" presentation:presentation-page-layout-name="AL1T0">
        <draw:frame draw:style-name="gr7" draw:text-style-name="P12" draw:layer="layout" svg:width="25.146cm" svg:height="7.011cm" svg:x="1.524cm" svg:y="0.609cm">
          <draw:text-box>
            <text:p text:style-name="P8"><text:span text:style-name="T5">5. </text:span><text:span text:style-name="T6">By grace to timid hearts that tremble,</text:span><text:span text:style-name="T6"><text:line-break/></text:span><text:span text:style-name="T6">In tribulation’s furnace tried,</text:span><text:span text:style-name="T6"><text:line-break/></text:span><text:span text:style-name="T6">By grace, in spite of fear and trouble,</text:span><text:span text:style-name="T6"><text:line-break/></text:span><text:span text:style-name="T6">The Father’s heart is open wid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Hymn_25_20template" presentation:presentation-page-layout-name="AL1T0">
        <draw:frame draw:style-name="gr9" draw:text-style-name="P12" draw:layer="layout" svg:width="24.892cm" svg:height="4.064cm" svg:x="1.524cm" svg:y="0.508cm">
          <draw:text-box>
            <text:p text:style-name="P8"><text:span text:style-name="T6">Where could I help and strength secure</text:span><text:span text:style-name="T6"><text:line-break/></text:span><text:span text:style-name="T6">If grace were not my anchor sur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Hymn_25_20template" presentation:presentation-page-layout-name="AL1T0">
        <draw:frame draw:style-name="gr7" draw:text-style-name="P12" draw:layer="layout" svg:width="24.638cm" svg:height="7.011cm" svg:x="1.711cm" svg:y="0.617cm">
          <draw:text-box>
            <text:p text:style-name="P11"><text:span text:style-name="T5">6. </text:span><text:span text:style-name="T6">By grace! On this I’ll rest when dying;</text:span></text:p>
            <text:p text:style-name="P11"><text:span text:style-name="T6">In Jesus’ promise I rejoice;</text:span></text:p>
            <text:p text:style-name="P11"><text:span text:style-name="T6">For though I know my heart’s condition,</text:span></text:p>
            <text:p text:style-name="P11"><text:span text:style-name="T6">I also know my Savior’s voi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Hymn_25_20template" presentation:presentation-page-layout-name="AL1T0">
        <draw:frame draw:style-name="gr10" draw:text-style-name="P15" draw:layer="layout" svg:width="24.892cm" svg:height="9.906cm" svg:x="1.524cm" svg:y="0.508cm">
          <draw:text-box>
            <text:p text:style-name="P16"><text:span text:style-name="T6">My heart is glad, all grief has flown</text:span></text:p>
            <text:p text:style-name="P16"><text:span text:style-name="T6">Since I am saved by grace alone.</text:span></text:p>
            <text:p text:style-name="P17"><text:span text:style-name="T7"><text:line-break/></text:span><text:span text:style-name="T7"/></text:p>
            <text:p text:style-name="P17"><text:span text:style-name="T8"/></text:p>
            <text:p text:style-name="P17"><text:span text:style-name="T8"/></text:p>
            <text:p text:style-name="P17"><text:span text:style-name="T9"><text:s text:c="7"/></text:span><text:span text:style-name="T10"><text:s text:c="2"/></text:span><text:span text:style-name="T10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5T11:55:19.539000000</meta:creation-date>
    <dc:title>Hymn template</dc:title>
    <meta:editing-duration>PT32M23S</meta:editing-duration>
    <meta:editing-cycles>12</meta:editing-cycles>
    <meta:generator>LibreOffice/6.1.5.2$Windows_X86_64 LibreOffice_project/90f8dcf33c87b3705e78202e3df5142b201bd805</meta:generator>
    <meta:initial-creator>Arthur Hoch</meta:initial-creator>
    <dc:date>2019-04-23T16:40:28.480000000</dc:date>
    <meta:document-statistic meta:object-count="60"/>
    <meta:template xlink:type="simple" xlink:actuate="onRequest" xlink:title="Hymn template" xlink:href="../../AppData/Roaming/LibreOffice/4/user/template/Worship%20Templsates/Hymn%20template.otp" meta:date="2015-08-25T11:55:19.429000000"/>
  </office:meta>
</office:document-meta>
</file>